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ub>
        <mi mathvariant="italic">GR</mi>
        <mi>d</mi>
      </msub>
      <mo stretchy="false">=</mo>
      <mfrac>
        <mrow>
          <mi mathvariant="normal">Δ</mi>
          <msub>
            <mi>N</mi>
            <mi>d</mi>
          </msub>
        </mrow>
        <mrow>
          <mi mathvariant="normal">Δ</mi>
          <msub>
            <mi>N</mi>
            <mrow>
              <mi>d</mi>
              <mo stretchy="false">−</mo>
              <mn>1</mn>
            </mrow>
          </msub>
        </mrow>
      </mfrac>
    </mrow>
    <annotation encoding="StarMath 5.0">GR_{d} = {%DELTA N_{d}} over {%DELTA N_{d-1}} 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13:13:53.115905707</meta:creation-date>
    <dc:date>2020-03-20T13:20:14.451687331</dc:date>
    <meta:editing-duration>PT6M22S</meta:editing-duration>
    <meta:editing-cycles>1</meta:editing-cycles>
    <meta:generator>LibreOffice/6.4.1.2$Linux_X86_64 LibreOffice_project/e1ad903d8acbc5f5b474f1d8ec3defef24b8c46b</meta:generator>
  </office:meta>
</office:document-meta>
</file>